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54201" officeooo:paragraph-rsid="0005420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54201" officeooo:paragraph-rsid="0005420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390d" officeooo:paragraph-rsid="0007390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80369" officeooo:paragraph-rsid="0008036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9fb91" officeooo:paragraph-rsid="0009fb9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b4971" officeooo:paragraph-rsid="000b497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4971" officeooo:paragraph-rsid="000b497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b4971" officeooo:paragraph-rsid="000b4971" style:font-size-asian="15.75pt" style:font-size-complex="18pt"/>
    </style:style>
    <style:style style:name="T1" style:family="text">
      <style:text-properties officeooo:rsid="0007390d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07390d"/>
    </style:style>
    <style:style style:name="T4" style:family="text">
      <style:text-properties style:font-name="FreeMono" officeooo:rsid="0009fb9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7390d"/>
    </style:style>
    <style:style style:name="T7" style:family="text">
      <style:text-properties style:font-name="Liberation Serif" officeooo:rsid="0009fb91"/>
    </style:style>
    <style:style style:name="T8" style:family="text">
      <style:text-properties style:font-name="Liberation Serif" officeooo:rsid="000b4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Donaciones con RMI</text:p>
      <text:p text:style-name="P1"/>
      <text:p text:style-name="P2">En esta práctica se nos pedía crear un servidor de Donaciones que tuviera 2 réplicas comunicadas entre sí y que sirviesen a los usuarios con distintas operaciones. Estas réplicas se deberían “equilibrar” para que ambas tengan más o menos el mismo número de usuarios.</text:p>
      <text:p text:style-name="P2"/>
      <text:p text:style-name="P2">Empecé creando el gestor de donaciones. Este <text:span text:style-name="T1">sería una clase </text:span><text:span text:style-name="T3">Donaciones </text:span><text:span text:style-name="T1">que implemmenta una interfaz </text:span><text:span text:style-name="T3">Donaciones_I </text:span><text:span text:style-name="T6">en la que se declaran todos los métodos.</text:span></text:p>
      <text:p text:style-name="P2"><text:span text:style-name="T6"/></text:p>
      <text:p text:style-name="P3"><text:span text:style-name="T5">La clase </text:span><text:span text:style-name="T2">Donaciones </text:span><text:span text:style-name="T5">se instanciará dos veces, una por cada réplica.</text:span></text:p>
      <text:p text:style-name="P3"><text:span text:style-name="T5">Esta tendrá los siguientes atributos:</text:span></text:p>
      <text:p text:style-name="P3"><text:span text:style-name="T5"/></text:p>
      <text:p text:style-name="P3"><text:span text:style-name="T5"><text:tab/>- Una lista con los usuarios de dicha réplica</text:span></text:p>
      <text:p text:style-name="P3"><text:span text:style-name="T5"><text:tab/>- Su nombre en los servidores</text:span></text:p>
      <text:p text:style-name="P3"><text:span text:style-name="T5"><text:tab/>- El nombre de la otra réplica</text:span></text:p>
      <text:p text:style-name="P3"><text:span text:style-name="T5"><text:tab/>- El subtotal donado en esa réplica</text:span></text:p>
      <text:p text:style-name="P3"><text:span text:style-name="T5"><text:tab/>- El host del servidor</text:span></text:p>
      <text:p text:style-name="P3"><text:span text:style-name="T5"/></text:p>
      <text:p text:style-name="P3"><text:span text:style-name="T5">De esta manera cada réplica conocerá el nombre de la otra y podrá acceder a ella.</text:span></text:p>
      <text:p text:style-name="P3"><text:span text:style-name="T5"/></text:p>
      <text:p text:style-name="P3"><text:span text:style-name="T5">Los usuarios serán instancias de una clase </text:span><text:span text:style-name="T2">Usuario</text:span><text:span text:style-name="T5"> que poseerá su nombre, password, numero de donaciones realizadas y cantidad total donada. Tendrá operaciones básicas como los “gets” y “sets” y un método para realizar una donación que aumentará el numero de donaciones y la cantidad total donada.</text:span></text:p>
      <text:p text:style-name="P3"><text:span text:style-name="T5"/></text:p>
      <text:p text:style-name="P4"><text:span text:style-name="T5">Volviendo a la clase </text:span><text:span text:style-name="T2">Donaciones</text:span><text:span text:style-name="T5">, los principales métodos que implementa son:</text:span></text:p>
      <text:p text:style-name="P4"><text:span text:style-name="T5"/></text:p>
      <text:p text:style-name="P4"><text:span text:style-name="T5"><text:tab/>- </text:span><text:span text:style-name="T2">identificarUsuario</text:span><text:span text:style-name="T5">: Este método comprueba que el usuario que se le pasa como <text:tab/><text:tab/>parametro existe y coincide con la contraseña que se le pasa.</text:span></text:p>
      <text:p text:style-name="P4"><text:span text:style-name="T5"/></text:p>
      <text:p text:style-name="P4"><text:span text:style-name="T5"><text:tab/>- </text:span><text:span text:style-name="T2">intentoRegistrar</text:span><text:span text:style-name="T5">: Comprueba que el usuario no esté ya registrado y si no lo está, lo <text:tab/><text:tab/>registra en la réplica con menos usuarios.</text:span></text:p>
      <text:p text:style-name="P4"><text:span text:style-name="T5"/></text:p>
      <text:p text:style-name="P4"><text:span text:style-name="T5"><text:tab/>- </text:span><text:span text:style-name="T2">getServidorUsuario</text:span><text:span text:style-name="T5">: Devuelve el nombre de la réplica en la que está registrado el <text:tab/><text:tab/>usuario que se le pasa por parámetro.</text:span></text:p>
      <text:p text:style-name="P4"><text:span text:style-name="T5"/></text:p>
      <text:p text:style-name="P4"><text:span text:style-name="T5"><text:tab/>- </text:span><text:span text:style-name="T2">donar</text:span><text:span text:style-name="T5">: Realiza una donación de parte del usuario que se le pasa por parámetro e <text:tab/><text:tab/><text:tab/>incrementa el subtotal de la réplica.</text:span></text:p>
      <text:p text:style-name="P4"><text:span text:style-name="T5"/></text:p>
      <text:p text:style-name="P4"><text:span text:style-name="T5"><text:tab/>- </text:span><text:span text:style-name="T4">getTotal</text:span><text:span text:style-name="T7">: Devuelve el total donado a los servidores, para esto consulta cuál es el <text:tab/><text:tab/><text:tab/>subtotal de la otra réplica y devuelve la suma de los subtotales.</text:span></text:p>
      <text:p text:style-name="P4"><text:span text:style-name="T7"/></text:p>
      <text:p text:style-name="P4"><text:span text:style-name="T7"><text:tab/>- </text:span><text:span text:style-name="T4">getTotalUsuario</text:span><text:span text:style-name="T7">: Devuelve la cantidad que ha donado un usuario concreto.</text:span></text:p>
      <text:p text:style-name="P4"><text:span text:style-name="T7"/></text:p>
      <text:p text:style-name="P4"><text:span text:style-name="T7"><text:tab/>- </text:span><text:span text:style-name="T4">getNumDonaciones</text:span><text:span text:style-name="T7">: Devuelve el número de donaciones de un usuario pasado por <text:tab/><text:tab/><text:tab/>parámetro.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5"><text:soft-page-break/><text:span text:style-name="T5">La clase </text:span><text:span text:style-name="T2">Cliente</text:span><text:span text:style-name="T5"> actuará como programa que utiliza el usuario del sistema. En esta se obtiene inicialmente la Replica1 y se le pregunta al usuario qué operación desea realizar:</text:span></text:p>
      <text:p text:style-name="P5"><text:span text:style-name="T5"/></text:p>
      <text:p text:style-name="P5"><text:span text:style-name="T5"><text:tab/>- Identificarse: Inicia sesión con una contraseña y usuario concreto. Si tiene éxito, el cliente <text:tab/><text:tab/>buscará en qué réplica se había registrado al usuario y a partir de entonces se <text:tab/><text:tab/><text:tab/>trabajará en dicha réplica.</text:span></text:p>
      <text:p text:style-name="P5"><text:span text:style-name="T5"/></text:p>
      <text:p text:style-name="P5"><text:span text:style-name="T5"><text:tab/>- Registrarse: El usuario podrá registrarse en el sistema.</text:span></text:p>
      <text:p text:style-name="P5"><text:span text:style-name="T5"/></text:p>
      <text:p text:style-name="P5"><text:span text:style-name="T5"><text:tab/>- Salir: Se cerrará el cliente.</text:span></text:p>
      <text:p text:style-name="P5"><text:span text:style-name="T5"/></text:p>
      <text:p text:style-name="P5"><text:span text:style-name="T5">Una vez el usuario se haya registrado aparecerá otro menú con otras opciones distintas:</text:span></text:p>
      <text:p text:style-name="P5"><text:span text:style-name="T5"/></text:p>
      <text:p text:style-name="P5"><text:span text:style-name="T5"><text:tab/>- Donar: El usuario podrá realizar una donación </text:span><text:span text:style-name="T8">de un importe mayor que 0.</text:span></text:p>
      <text:p text:style-name="P5"><text:span text:style-name="T8"/></text:p>
      <text:p text:style-name="P5"><text:span text:style-name="T8"><text:tab/>- Consultar total: Si el usuario ya ha realizado al menos una donación podrá consultar cuánto <text:tab/><text:tab/>dinero se ha recaudado para la causa.</text:span></text:p>
      <text:p text:style-name="P5"><text:span text:style-name="T8"/></text:p>
      <text:p text:style-name="P5"><text:span text:style-name="T8"><text:tab/>- Consultar donado personal: El usuario podrá consultar cuánto ha donado él/ella a la causa.</text:span></text:p>
      <text:p text:style-name="P5"><text:span text:style-name="T8"/></text:p>
      <text:p text:style-name="P5"><text:span text:style-name="T8"><text:tab/>- Número donaciones: Consulta el número de donaciones que ha realizado el usuario.</text:span></text:p>
      <text:p text:style-name="P5"><text:span text:style-name="T8"/></text:p>
      <text:p text:style-name="P5"><text:span text:style-name="T8"><text:tab/>- Cerrar sesión: El usuario cierra sesión y se le vuelve a mostrar el menú inicial.</text:span></text:p>
      <text:p text:style-name="P5"><text:span text:style-name="T8"/></text:p>
      <text:p text:style-name="P8"><text:span text:style-name="T8"/></text:p>
      <text:p text:style-name="P8"><text:span text:style-name="T5">Errores que me he encontrado</text:span></text:p>
      <text:p text:style-name="P7"><text:span text:style-name="T5"/></text:p>
      <text:p text:style-name="P6"><text:span text:style-name="T5">El único problema que me he encontrado es que la clase </text:span><text:span text:style-name="T2">Usuario</text:span><text:span text:style-name="T5"> me daba un error </text:span><text:span text:style-name="T2">java.io.NotSerializableException</text:span><text:span text:style-name="T5"> busqué por internet y para solucionarlo tenía que hacer que la clase extendiera de la interfaz </text:span><text:span text:style-name="T2">Serializable</text:span><text:span text:style-name="T5">, esto permite que el objeto de la clase se pueda recuperar cuando se envía a través de la 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2:43:19.732678764</meta:creation-date>
    <dc:date>2020-04-13T13:45:32.643330568</dc:date>
    <meta:editing-duration>PT42S</meta:editing-duration>
    <meta:editing-cycles>1</meta:editing-cycles>
    <meta:document-statistic meta:table-count="0" meta:image-count="0" meta:object-count="0" meta:page-count="2" meta:paragraph-count="32" meta:word-count="568" meta:character-count="3389" meta:non-whitespace-character-count="2811"/>
    <meta:generator>LibreOffice/6.0.7.3$Linux_X86_64 LibreOffice_project/00m0$Build-3</meta:generator>
  </office:meta>
</office:document-meta>
</file>